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1CA1D94D3DFAEC53.png" manifest:media-type="image/png"/>
  <manifest:file-entry manifest:full-path="Pictures/10000000000000D5000000ED6992817F05A9389D.png" manifest:media-type="image/png"/>
  <manifest:file-entry manifest:full-path="Pictures/10000000000000E1000000E1C9C7A5F36002808F.png" manifest:media-type="image/png"/>
  <manifest:file-entry manifest:full-path="Pictures/10000000000000E1000000E10C418F581C18F6BD.png" manifest:media-type="image/png"/>
  <manifest:file-entry manifest:full-path="Pictures/10000000000000D2000000F09ABFCB4667684FF8.png" manifest:media-type="image/png"/>
  <manifest:file-entry manifest:full-path="Pictures/10000000000000E1000000E180BB539BE4D08CF3.png" manifest:media-type="image/png"/>
  <manifest:file-entry manifest:full-path="Pictures/10000000000000CF000000F428CED297F47DBDCF.png" manifest:media-type="image/png"/>
  <manifest:file-entry manifest:full-path="Pictures/10000000000000DC000000E51943E8FA4AA6A36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244cm" fo:min-width="6.422cm"/>
    </style:style>
    <style:style style:name="gr2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507cm" fo:min-width="3.655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065cm" fo:min-width="0.663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099cm" fo:min-width="0.663cm" fo:padding-top="0.142cm" fo:padding-bottom="0.142cm" fo:padding-left="0.267cm" fo:padding-right="0.267cm"/>
    </style:style>
    <style:style style:name="gr6" style:family="graphic" style:parent-style-name="standard">
      <style:graphic-properties draw:stroke="none" draw:fill="none" fo:min-height="1.285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1.173cm" fo:min-width="23.843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3.489cm" fo:min-width="19.461cm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1.278cm"/>
    </style:style>
    <style:style style:name="gr11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1.909cm" fo:min-width="7.016cm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1.807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142cm" fo:min-width="0.126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143cm" fo:min-width="0.126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gr1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svg:stroke-color="#000000" draw:marker-start="Arrow" draw:marker-end="Arrow" draw:marker-end-width="0.3cm" draw:fill="solid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>
      <loext:graphic-properties draw:fill="none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arial" fo:font-weight="bold" style:font-weight-asian="bold" style:font-weight-complex="bold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solid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7.239cm" svg:height="3.81cm" svg:x="1.889cm" svg:y="12.673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799.1497401983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3" draw:layer="layout" svg:width="2.921cm" svg:height="1.016cm" svg:x="4.302cm" svg:y="13.181cm">
          <draw:text-box>
            <text:p text:style-name="P2"><text:span text:style-name="T1">Client</text:span></text:p>
          </draw:text-box>
        </draw:frame>
        <draw:g xml:id="id11" draw:id="id11">
          <draw:g>
            <draw:custom-shape draw:style-name="gr3" draw:text-style-name="P4" draw:layer="layout" svg:width="4.189cm" svg:height="1.791cm" svg:x="3.415cm" svg:y="14.3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5" draw:layer="layout" svg:width="1.197cm" svg:height="0.349cm" svg:x="2.851cm" svg:y="14.6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5" draw:layer="layout" svg:width="1.197cm" svg:height="0.383cm" svg:x="2.851cm" svg:y="15.4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" draw:text-style-name="P7" draw:layer="layout" svg:width="2.925cm" svg:height="1.535cm" svg:x="4.552cm" svg:y="14.705cm">
              <draw:text-box>
                <text:p text:style-name="P6"><text:span text:style-name="T2">N</text:span><text:span text:style-name="T2">a</text:span><text:span text:style-name="T2">v</text:span><text:span text:style-name="T2">i</text:span><text:span text:style-name="T2">g</text:span><text:span text:style-name="T2">a</text:span><text:span text:style-name="T2">t</text:span><text:span text:style-name="T2">e</text:span><text:span text:style-name="T2">u</text:span><text:span text:style-name="T2">r</text:span><text:span text:style-name="T2"> </text:span><text:span text:style-name="T2">w</text:span><text:span text:style-name="T2">e</text:span><text:span text:style-name="T2">b</text:span></text:p>
              </draw:text-box>
            </draw:frame>
          </draw:g>
        </draw:g>
        <draw:custom-shape draw:style-name="gr7" draw:text-style-name="P1" xml:id="id10" draw:id="id10" draw:layer="layout" svg:width="26.289cm" svg:height="23.368cm" svg:x="13.871cm" svg:y="2.651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799.1497401983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 xml:id="id7" draw:id="id7">
          <draw:g>
            <draw:custom-shape draw:style-name="gr8" draw:text-style-name="P1" draw:layer="layout" svg:width="21.209cm" svg:height="14.986cm" svg:x="15.622cm" svg:y="5.691cm">
              <text:p/>
  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799.14974019839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frame draw:style-name="gr9" draw:text-style-name="P3" draw:layer="layout" svg:width="8.89cm" svg:height="1.673cm" svg:x="21.464cm" svg:y="5.918cm">
              <draw:text-box>
                <text:p text:style-name="P2"><text:span text:style-name="T1">Docker environment</text:span></text:p>
              </draw:text-box>
            </draw:frame>
            <draw:custom-shape draw:style-name="gr10" draw:text-style-name="P1" draw:layer="layout" svg:width="1.778cm" svg:height="1.016cm" svg:x="25.274cm" svg:y="20.177cm">
              <text:p/>
              <draw:enhanced-geometry svg:viewBox="0 0 21600 21600" draw:type="rectangle" draw:enhanced-path="M 0 0 L 21600 0 21600 21600 0 21600 0 0 Z N"/>
            </draw:custom-shape>
            <draw:frame draw:style-name="gr11" draw:text-style-name="P3" draw:layer="layout" svg:width="2.286cm" svg:height="0.962cm" svg:x="24.866cm" svg:y="19.234cm">
              <draw:text-box>
                <text:p text:style-name="P2"><text:span text:style-name="T1">8080</text:span></text:p>
              </draw:text-box>
            </draw:frame>
          </draw:g>
          <draw:g xml:id="id5" draw:id="id5">
            <draw:custom-shape draw:style-name="gr12" draw:text-style-name="P4" draw:layer="layout" svg:width="7.516cm" svg:height="2.159cm" svg:x="16.823cm" svg:y="17.0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" draw:text-style-name="P9" draw:layer="layout" svg:width="3.964cm" svg:height="2.057cm" svg:x="18.823cm" svg:y="17.073cm">
              <draw:text-box>
                <text:p text:style-name="P8"><text:span text:style-name="T3">O</text:span><text:span text:style-name="T3">z</text:span><text:span text:style-name="T3">-</text:span><text:span text:style-name="T3">F</text:span><text:span text:style-name="T3">i</text:span><text:span text:style-name="T3">n</text:span><text:span text:style-name="T3">a</text:span><text:span text:style-name="T3">n</text:span><text:span text:style-name="T3">c</text:span><text:span text:style-name="T3">e</text:span><text:span text:style-name="T3"> </text:span><text:span text:style-name="T3">A</text:span><text:span text:style-name="T3">P</text:span><text:span text:style-name="T3">I</text:span></text:p>
                <text:p text:style-name="P8"><text:span text:style-name="T4">8</text:span><text:span text:style-name="T4">0</text:span><text:span text:style-name="T4">8</text:span><text:span text:style-name="T4">0</text:span></text:p>
              </draw:text-box>
            </draw:frame>
            <draw:custom-shape draw:style-name="gr14" draw:text-style-name="P1" draw:layer="layout" svg:width="0.626cm" svg:height="0.392cm" svg:x="16.465cm" svg:y="17.4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1" draw:layer="layout" svg:width="0.626cm" svg:height="0.393cm" svg:x="16.465cm" svg:y="18.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4" draw:layer="layout" svg:width="1.352cm" svg:height="1.397cm" svg:x="17.545cm" svg:y="17.428cm">
              <draw:image xlink:href="Pictures/10000000000000DC000000E51943E8FA4AA6A364.png" xlink:type="simple" xlink:show="embed" xlink:actuate="onLoad" loext:mime-type="image/png">
                <text:p/>
              </draw:image>
            </draw:frame>
          </draw:g>
          <draw:g xml:id="id6" draw:id="id6">
            <draw:custom-shape draw:style-name="gr12" draw:text-style-name="P4" draw:layer="layout" svg:width="7.516cm" svg:height="2.159cm" svg:x="27.037cm" svg:y="14.4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" draw:text-style-name="P9" draw:layer="layout" svg:width="3.964cm" svg:height="2.057cm" svg:x="29.037cm" svg:y="14.533cm">
              <draw:text-box>
                <text:p text:style-name="P8"><text:span text:style-name="T3">Redis</text:span></text:p>
                <text:p text:style-name="P10"><text:span text:style-name="T5">ozf_redis</text:span></text:p>
              </draw:text-box>
            </draw:frame>
            <draw:custom-shape draw:style-name="gr14" draw:text-style-name="P1" draw:layer="layout" svg:width="0.626cm" svg:height="0.392cm" svg:x="26.679cm" svg:y="14.9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1" draw:layer="layout" svg:width="0.626cm" svg:height="0.393cm" svg:x="26.679cm" svg:y="15.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7" draw:text-style-name="P8" draw:layer="layout" svg:width="1.496cm" svg:height="1.397cm" svg:x="27.615cm" svg:y="14.863cm">
              <draw:image xlink:href="Pictures/10000000000000E1000000E180BB539BE4D08CF3.png" xlink:type="simple" xlink:show="embed" xlink:actuate="onLoad" loext:mime-type="image/png">
                <text:p/>
              </draw:image>
            </draw:frame>
          </draw:g>
          <draw:g xml:id="id1" draw:id="id1">
            <draw:custom-shape draw:style-name="gr12" draw:text-style-name="P4" draw:layer="layout" svg:width="7.516cm" svg:height="2.159cm" svg:x="16.85cm" svg:y="10.0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" draw:text-style-name="P9" draw:layer="layout" svg:width="3.964cm" svg:height="2.057cm" svg:x="18.85cm" svg:y="10.089cm">
              <draw:text-box>
                <text:p text:style-name="P8"><text:span text:style-name="T3">P</text:span><text:span text:style-name="T3">h</text:span><text:span text:style-name="T3">p</text:span><text:span text:style-name="T3"> </text:span><text:span text:style-name="T3">7</text:span><text:span text:style-name="T3">.</text:span><text:span text:style-name="T3">4</text:span></text:p>
                <text:p text:style-name="P10"><text:span text:style-name="T5">o</text:span><text:span text:style-name="T5">z</text:span><text:span text:style-name="T5">f</text:span><text:span text:style-name="T5">_</text:span><text:span text:style-name="T5">f</text:span><text:span text:style-name="T5">p</text:span><text:span text:style-name="T5">m</text:span></text:p>
              </draw:text-box>
            </draw:frame>
            <draw:custom-shape draw:style-name="gr14" draw:text-style-name="P1" draw:layer="layout" svg:width="0.626cm" svg:height="0.392cm" svg:x="16.492cm" svg:y="10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1" draw:layer="layout" svg:width="0.626cm" svg:height="0.393cm" svg:x="16.492cm" svg:y="11.4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7" draw:text-style-name="P8" draw:layer="layout" svg:width="1.651cm" svg:height="1.651cm" svg:x="17.468cm" svg:y="10.305cm">
              <draw:image xlink:href="Pictures/10000000000000E1000000E10C418F581C18F6BD.png" xlink:type="simple" xlink:show="embed" xlink:actuate="onLoad" loext:mime-type="image/png">
                <text:p/>
              </draw:image>
            </draw:frame>
          </draw:g>
          <draw:g xml:id="id2" draw:id="id2">
            <draw:custom-shape draw:style-name="gr12" draw:text-style-name="P4" draw:layer="layout" svg:width="7.516cm" svg:height="2.159cm" svg:x="26.967cm" svg:y="7.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" draw:text-style-name="P9" draw:layer="layout" svg:width="3.964cm" svg:height="2.057cm" svg:x="28.967cm" svg:y="7.803cm">
              <draw:text-box>
                <text:p text:style-name="P8"><text:span text:style-name="T3">Mysql 8</text:span></text:p>
                <text:p text:style-name="P10"><text:span text:style-name="T5">ozf_mysql</text:span></text:p>
              </draw:text-box>
            </draw:frame>
            <draw:custom-shape draw:style-name="gr14" draw:text-style-name="P1" draw:layer="layout" svg:width="0.626cm" svg:height="0.392cm" svg:x="26.609cm" svg:y="8.1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1" draw:layer="layout" svg:width="0.626cm" svg:height="0.393cm" svg:x="26.609cm" svg:y="9.1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7" draw:text-style-name="P8" draw:layer="layout" svg:width="1.651cm" svg:height="1.651cm" svg:x="27.445cm" svg:y="7.911cm">
              <draw:image xlink:href="Pictures/10000000000000E1000000E1C9C7A5F36002808F.png" xlink:type="simple" xlink:show="embed" xlink:actuate="onLoad" loext:mime-type="image/png">
                <text:p/>
              </draw:image>
            </draw:frame>
          </draw:g>
          <draw:g xml:id="id4" draw:id="id4">
            <draw:custom-shape draw:style-name="gr12" draw:text-style-name="P4" draw:layer="layout" svg:width="7.516cm" svg:height="2.159cm" svg:x="16.817cm" svg:y="13.2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" draw:text-style-name="P9" draw:layer="layout" svg:width="3.964cm" svg:height="2.057cm" svg:x="18.817cm" svg:y="13.337cm">
              <draw:text-box>
                <text:p text:style-name="P8"><text:span text:style-name="T3">N</text:span><text:span text:style-name="T3">g</text:span><text:span text:style-name="T3">i</text:span><text:span text:style-name="T3">n</text:span><text:span text:style-name="T3">x</text:span></text:p>
                <text:p text:style-name="P10"><text:span text:style-name="T5">o</text:span><text:span text:style-name="T5">z</text:span><text:span text:style-name="T5">f</text:span><text:span text:style-name="T5">_</text:span><text:span text:style-name="T5">n</text:span><text:span text:style-name="T5">g</text:span><text:span text:style-name="T5">i</text:span><text:span text:style-name="T5">n</text:span><text:span text:style-name="T5">x</text:span></text:p>
              </draw:text-box>
            </draw:frame>
            <draw:custom-shape draw:style-name="gr14" draw:text-style-name="P1" draw:layer="layout" svg:width="0.626cm" svg:height="0.392cm" svg:x="16.459cm" svg:y="13.7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1" draw:layer="layout" svg:width="0.626cm" svg:height="0.393cm" svg:x="16.459cm" svg:y="14.7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7" draw:text-style-name="P8" draw:layer="layout" svg:width="1.397cm" svg:height="1.597cm" svg:x="17.656cm" svg:y="13.503cm">
              <draw:image xlink:href="Pictures/10000000000000D2000000F09ABFCB4667684FF8.png" xlink:type="simple" xlink:show="embed" xlink:actuate="onLoad" loext:mime-type="image/png">
                <text:p/>
              </draw:image>
            </draw:frame>
          </draw:g>
          <draw:g xml:id="id3" draw:id="id3">
            <draw:custom-shape draw:style-name="gr12" draw:text-style-name="P4" draw:layer="layout" svg:width="7.516cm" svg:height="2.159cm" svg:x="27.01cm" svg:y="11.0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" draw:text-style-name="P9" draw:layer="layout" svg:width="4.754cm" svg:height="2.057cm" svg:x="29.01cm" svg:y="11.105cm">
              <draw:text-box>
                <text:p text:style-name="P8"><text:span text:style-name="T3">Elastic Search</text:span></text:p>
                <text:p text:style-name="P10"><text:span text:style-name="T5">ozf_elasticsearch</text:span></text:p>
              </draw:text-box>
            </draw:frame>
            <draw:custom-shape draw:style-name="gr14" draw:text-style-name="P1" draw:layer="layout" svg:width="0.626cm" svg:height="0.392cm" svg:x="26.652cm" svg:y="11.4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1" draw:layer="layout" svg:width="0.626cm" svg:height="0.393cm" svg:x="26.652cm" svg:y="12.4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7" draw:text-style-name="P8" draw:layer="layout" svg:width="1.242cm" svg:height="1.382cm" svg:x="27.642cm" svg:y="11.398cm">
              <draw:image xlink:href="Pictures/10000000000000D5000000ED6992817F05A9389D.png" xlink:type="simple" xlink:show="embed" xlink:actuate="onLoad" loext:mime-type="image/png">
                <text:p/>
              </draw:image>
            </draw:frame>
          </draw:g>
          <draw:connector draw:style-name="gr18" draw:text-style-name="P11" draw:layer="layout" svg:x1="20.429cm" svg:y1="10.016cm" svg:x2="26.609cm" svg:y2="8.809cm" draw:start-shape="id1" draw:start-glue-point="0" draw:end-shape="id2" svg:d="M20429 10016v-1207h6180" svg:viewBox="0 0 6181 1208">
            <text:p/>
          </draw:connector>
          <draw:connector draw:style-name="gr18" draw:text-style-name="P11" draw:layer="layout" draw:type="line" svg:x1="30.546cm" svg:y1="9.889cm" svg:x2="30.589cm" svg:y2="11.032cm" draw:start-shape="id2" draw:start-glue-point="2" draw:end-shape="id3" draw:end-glue-point="0" svg:d="M30546 9889l43 1143" svg:viewBox="0 0 44 1144">
            <text:p/>
          </draw:connector>
          <draw:connector draw:style-name="gr18" draw:text-style-name="P11" draw:layer="layout" draw:type="line" svg:x1="20.396cm" svg:y1="13.264cm" svg:x2="20.429cm" svg:y2="12.175cm" draw:start-shape="id4" draw:start-glue-point="0" draw:end-shape="id1" draw:end-glue-point="2" svg:d="M20396 13264l33-1089" svg:viewBox="0 0 34 1090">
            <text:p/>
          </draw:connector>
          <draw:connector draw:style-name="gr18" draw:text-style-name="P11" draw:layer="layout" draw:type="line" svg:x1="20.402cm" svg:y1="17.001cm" svg:x2="20.396cm" svg:y2="15.423cm" draw:start-shape="id5" draw:start-glue-point="0" draw:end-shape="id4" draw:end-glue-point="2" svg:d="M20402 17001l-6-1578" svg:viewBox="0 0 7 1579">
            <text:p/>
          </draw:connector>
          <draw:connector draw:style-name="gr18" draw:text-style-name="P11" draw:layer="layout" svg:x1="30.616cm" svg:y1="16.62cm" svg:x2="24.339cm" svg:y2="18.08cm" draw:start-shape="id6" draw:start-glue-point="2" draw:end-shape="id5" draw:end-glue-point="1" svg:d="M30616 16620v1460h-6277" svg:viewBox="0 0 6278 1461">
            <text:p/>
          </draw:connector>
          <draw:connector draw:style-name="gr19" draw:text-style-name="P11" draw:layer="layout" svg:x1="34.526cm" svg:y1="12.111cm" svg:x2="24.339cm" svg:y2="18.08cm" draw:start-shape="id3" draw:start-glue-point="1" draw:end-shape="id5" draw:end-glue-point="1" svg:d="M34526 12111h501v5969h-10688" svg:viewBox="0 0 10689 5970">
            <text:p/>
          </draw:connector>
        </draw:g>
        <draw:g xml:id="id8" draw:id="id8">
          <draw:custom-shape draw:style-name="gr12" draw:text-style-name="P4" draw:layer="layout" svg:width="7.516cm" svg:height="2.159cm" svg:x="22.638cm" svg:y="22.8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9" draw:layer="layout" svg:width="3.964cm" svg:height="2.057cm" svg:x="24.638cm" svg:y="22.916cm">
            <draw:text-box>
              <text:p text:style-name="P8"><text:span text:style-name="T3">O</text:span><text:span text:style-name="T3">z</text:span><text:span text:style-name="T3">-</text:span><text:span text:style-name="T3">F</text:span><text:span text:style-name="T3">i</text:span><text:span text:style-name="T3">n</text:span><text:span text:style-name="T3">a</text:span><text:span text:style-name="T3">n</text:span><text:span text:style-name="T3">c</text:span><text:span text:style-name="T3">e</text:span><text:span text:style-name="T3"> </text:span><text:span text:style-name="T3">U</text:span><text:span text:style-name="T3">I</text:span></text:p>
              <text:p text:style-name="P8"><text:span text:style-name="T4">4</text:span><text:span text:style-name="T4">2</text:span><text:span text:style-name="T4">0</text:span><text:span text:style-name="T4">0</text:span></text:p>
            </draw:text-box>
          </draw:frame>
          <draw:frame draw:style-name="gr20" draw:text-style-name="P4" draw:layer="layout" svg:width="1.392cm" svg:height="1.657cm" svg:x="23.261cm" svg:y="23.052cm">
            <draw:image xlink:href="Pictures/10000000000000E1000000E11CA1D94D3DFAEC53.png" xlink:type="simple" xlink:show="embed" xlink:actuate="onLoad" loext:mime-type="image/png">
              <text:p/>
            </draw:image>
          </draw:frame>
          <draw:custom-shape draw:style-name="gr14" draw:text-style-name="P1" draw:layer="layout" svg:width="0.626cm" svg:height="0.392cm" svg:x="22.28cm" svg:y="23.2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0.626cm" svg:height="0.393cm" svg:x="22.28cm" svg:y="24.3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8" draw:text-style-name="P11" draw:layer="layout" draw:type="line" svg:x1="26.226cm" svg:y1="21.193cm" svg:x2="26.217cm" svg:y2="22.844cm" draw:start-shape="id7" draw:start-glue-point="2" draw:end-shape="id8" svg:d="M26226 21193l-9 1651" svg:viewBox="0 0 10 1652">
          <text:p/>
        </draw:connector>
        <draw:frame draw:style-name="gr11" draw:text-style-name="P3" draw:layer="layout" svg:width="5.461cm" svg:height="0.962cm" svg:x="23.242cm" svg:y="3.159cm">
          <draw:text-box>
            <text:p text:style-name="P2"><text:span text:style-name="T1">Web server</text:span></text:p>
          </draw:text-box>
        </draw:frame>
        <draw:connector draw:style-name="gr18" draw:text-style-name="P11" draw:layer="layout" draw:type="line" svg:x1="9.128cm" svg:y1="14.419cm" svg:x2="13.871cm" svg:y2="14.335cm" draw:start-shape="id9" draw:start-glue-point="9" draw:end-shape="id10" svg:d="M9128 14419l4743-84" svg:viewBox="0 0 4744 85">
          <text:p/>
        </draw:connector>
        <draw:connector draw:style-name="gr21" draw:text-style-name="P11" draw:layer="layout" svg:x1="5.227cm" svg:y1="16.24cm" svg:x2="22.28cm" svg:y2="23.923cm" draw:start-shape="id11" draw:start-glue-point="2" draw:end-shape="id8" draw:end-glue-point="3" svg:d="M5227 16240v7683h17053" svg:viewBox="0 0 17054 7684">
          <text:p/>
        </draw:connector>
        <draw:frame draw:style-name="gr17" draw:text-style-name="P8" xml:id="id12" draw:id="id12" draw:layer="layout" svg:width="4.381cm" svg:height="5.164cm" svg:x="3.486cm" svg:y="4.048cm">
          <draw:image xlink:href="Pictures/10000000000000CF000000F428CED297F47DBDCF.png" xlink:type="simple" xlink:show="embed" xlink:actuate="onLoad" loext:mime-type="image/png">
            <text:p/>
          </draw:image>
        </draw:frame>
        <draw:connector draw:style-name="gr21" draw:text-style-name="P11" draw:layer="layout" draw:type="line" svg:x1="5.676cm" svg:y1="9.212cm" svg:x2="5.667cm" svg:y2="12.673cm" draw:start-shape="id12" draw:start-glue-point="2" draw:end-shape="id9" draw:end-glue-point="4" svg:d="M5676 9212l-9 3461" svg:viewBox="0 0 10 346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7T12:28:23.226584509</meta:creation-date>
    <dc:date>2024-01-17T15:17:29.050605927</dc:date>
    <meta:editing-duration>PT53M2S</meta:editing-duration>
    <meta:editing-cycles>1</meta:editing-cycles>
    <meta:document-statistic meta:object-count="69"/>
    <meta:generator>LibreOffice/6.4.7.2$Linux_X86_64 LibreOffice_project/40$Build-2</meta:generator>
  </office:meta>
</office:document-meta>
</file>